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language="ru" fo:country="RU"/>
    </style:style>
    <style:style style:name="P2" style:family="paragraph" style:parent-style-name="Preformatted_20_Text" style:list-style-name="L1">
      <style:text-properties fo:language="ru" fo:country="RU"/>
    </style:style>
    <style:style style:name="P3" style:family="paragraph" style:parent-style-name="Preformatted_20_Text">
      <style:paragraph-properties fo:margin-top="0in" fo:margin-bottom="0.1965in" style:contextual-spacing="false"/>
      <style:text-properties fo:language="ru" fo:country="RU"/>
    </style:style>
    <style:style style:name="P4" style:family="paragraph" style:parent-style-name="Standard">
      <style:text-properties fo:language="ru" fo:country="RU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 я автоматизировал [задачу] с помощью [инструмент/подход]</text:p>
      <text:p text:style-name="P1"/>
      <text:p text:style-name="P1">Недавно я опубликовал статью, где разобрал, как решить [проблему] без лишней теории — только код, кейс и результат.</text:p>
      <text:p text:style-name="P1"/>
      <text:p text:style-name="P1">Что внутри:</text:p>
      <text:list text:style-name="L1">
        <text:list-item>
          <text:p text:style-name="P2">Как я подошёл к задаче</text:p>
        </text:list-item>
        <text:list-item>
          <text:p text:style-name="P2">Какие инструменты использовал</text:p>
        </text:list-item>
        <text:list-item>
          <text:p text:style-name="P2">Какие выводы сделал</text:p>
        </text:list-item>
      </text:list>
      <text:p text:style-name="P1"/>
      <text:p text:style-name="P1">Это часть моей философии: «инструменты &gt; теория». <text:s/></text:p>
      <text:p text:style-name="P1">Если ты тоже строишь что-то своё — возможно, тебе будет полезно.</text:p>
      <text:p text:style-name="P1"/>
      <text:p text:style-name="P1">Читай статью: [ссылка] <text:s/></text:p>
      <text:p text:style-name="P1">Буду рад обсудить, если ты пробовал похожее.</text:p>
      <text:p text:style-name="P1"/>
      <text:p text:style-name="P3">#Python #Django #SelfTaughtDev #Automation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50:49.090000000</meta:creation-date>
    <dc:date>2025-09-15T07:51:24.721000000</dc:date>
    <meta:editing-duration>PT36S</meta:editing-duration>
    <meta:editing-cycles>1</meta:editing-cycles>
    <meta:document-statistic meta:table-count="0" meta:image-count="0" meta:object-count="0" meta:page-count="1" meta:paragraph-count="11" meta:word-count="71" meta:character-count="484" meta:non-whitespace-character-count="421"/>
    <meta:generator>LibreOffice/24.2.1.2$Windows_X86_64 LibreOffice_project/db4def46b0453cc22e2d0305797cf981b68ef5ac</meta:generator>
  </office:meta>
</office:document-meta>
</file>